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91d45" officeooo:paragraph-rsid="00191d45"/>
    </style:style>
    <style:style style:name="P2" style:family="paragraph" style:parent-style-name="Heading_20_2">
      <style:text-properties officeooo:rsid="00191d45" officeooo:paragraph-rsid="00191d45"/>
    </style:style>
    <style:style style:name="P3" style:family="paragraph" style:parent-style-name="Heading_20_2">
      <style:text-properties officeooo:rsid="00219a41" officeooo:paragraph-rsid="00219a41"/>
    </style:style>
    <style:style style:name="P4" style:family="paragraph" style:parent-style-name="Heading_20_2">
      <style:text-properties officeooo:rsid="0022719c" officeooo:paragraph-rsid="0022719c"/>
    </style:style>
    <style:style style:name="P5" style:family="paragraph" style:parent-style-name="Heading_20_2">
      <style:text-properties officeooo:rsid="0023084c" officeooo:paragraph-rsid="0023084c"/>
    </style:style>
    <style:style style:name="P6" style:family="paragraph" style:parent-style-name="Text_20_body" style:list-style-name="L1">
      <style:text-properties officeooo:rsid="00191d45" officeooo:paragraph-rsid="00191d45"/>
    </style:style>
    <style:style style:name="P7" style:family="paragraph" style:parent-style-name="Text_20_body" style:list-style-name="L1">
      <style:text-properties officeooo:rsid="001afef7" officeooo:paragraph-rsid="001afef7"/>
    </style:style>
    <style:style style:name="P8" style:family="paragraph" style:parent-style-name="Text_20_body" style:list-style-name="L2">
      <style:text-properties officeooo:rsid="001afef7" officeooo:paragraph-rsid="001afef7"/>
    </style:style>
    <style:style style:name="P9" style:family="paragraph" style:parent-style-name="Text_20_body" style:list-style-name="L3">
      <style:text-properties officeooo:rsid="001afef7" officeooo:paragraph-rsid="001afef7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officeooo:rsid="001ce9f6" officeooo:paragraph-rsid="001ce9f6"/>
    </style:style>
    <style:style style:name="P12" style:family="paragraph" style:parent-style-name="Text_20_body" style:list-style-name="L4">
      <style:text-properties officeooo:rsid="001ff45e" officeooo:paragraph-rsid="001ff45e"/>
    </style:style>
    <style:style style:name="P13" style:family="paragraph" style:parent-style-name="Text_20_body" style:list-style-name="L6">
      <style:text-properties officeooo:rsid="001ff45e" officeooo:paragraph-rsid="001ff45e"/>
    </style:style>
    <style:style style:name="P14" style:family="paragraph" style:parent-style-name="Text_20_body" style:list-style-name="L4">
      <style:text-properties fo:font-style="normal" officeooo:rsid="001ff45e" officeooo:paragraph-rsid="001ff45e" style:font-style-asian="normal" style:font-style-complex="normal"/>
    </style:style>
    <style:style style:name="P15" style:family="paragraph" style:parent-style-name="Text_20_body" style:list-style-name="L5">
      <style:text-properties officeooo:rsid="00219a41" officeooo:paragraph-rsid="00219a41"/>
    </style:style>
    <style:style style:name="P16" style:family="paragraph" style:parent-style-name="Text_20_body" style:list-style-name="L6">
      <style:text-properties officeooo:rsid="00219a41" officeooo:paragraph-rsid="00219a41"/>
    </style:style>
    <style:style style:name="P17" style:family="paragraph" style:parent-style-name="Text_20_body" style:list-style-name="L8">
      <style:text-properties officeooo:rsid="0022719c" officeooo:paragraph-rsid="0022719c"/>
    </style:style>
    <style:style style:name="P18" style:family="paragraph" style:parent-style-name="Text_20_body" style:list-style-name="L9">
      <style:text-properties officeooo:rsid="0023084c" officeooo:paragraph-rsid="0023084c"/>
    </style:style>
    <style:style style:name="T1" style:family="text">
      <style:text-properties officeooo:rsid="00191d45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19a41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dicator</text:h>
      <text:h text:style-name="P2" text:outline-level="2">SMA, Simple Moving Average</text:h>
      <text:list text:style-name="L1">
        <text:list-item>
          <text:p text:style-name="P6">Usually use closing price.</text:p>
        </text:list-item>
        <text:list-item>
          <text:p text:style-name="P6">Short term SMA reacts faster than long term SMA.</text:p>
        </text:list-item>
        <text:list-item>
          <text:p text:style-name="P6"><draw:frame draw:style-name="fr1" draw:name="Object1" text:anchor-type="as-char" svg:y="-0.5083in" svg:width="0.9118in" svg:height="0.6575in" draw:z-index="0"><draw:object xlink:href="./Object 1" xlink:type="simple" xlink:show="embed" xlink:actuate="onLoad"/><draw:image xlink:href="./ObjectReplacements/Object 1" xlink:type="simple" xlink:show="embed" xlink:actuate="onLoad"/></draw:frame><text:s/>where <draw:frame draw:style-name="fr1" draw:name="Object2" text:anchor-type="as-char" svg:y="-0.1484in" svg:width="0.1807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<text:s/>is the price of an asset at period </text:span><text:span text:style-name="T2"><draw:frame draw:style-name="fr1" draw:name="Object3" text:anchor-type="as-char" svg:y="-0.1484in" svg:width="0.1366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7">Common method is comparing 50 days SMA &amp; 200 days SMA</text:p>
        </text:list-item>
      </text:list>
      <text:h text:style-name="Heading_20_2" text:outline-level="2"><text:span text:style-name="T1">E</text:span>MA, <text:span text:style-name="T1">Exponential Moving Average</text:span></text:h>
      <text:list text:style-name="L2">
        <text:list-item>
          <text:p text:style-name="P8">Put more weight in recent data</text:p>
        </text:list-item>
        <text:list-item>
          <text:p text:style-name="P8"><draw:frame draw:style-name="fr1" draw:name="Object4" text:anchor-type="as-char" svg:y="-0.2445in" svg:width="4.3811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usually <draw:frame draw:style-name="fr1" draw:name="Object5" text:anchor-type="as-char" svg:y="-0.1484in" svg:width="0.9457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8">Use SMA as first EMA</text:p>
        </text:list-item>
      </text:list>
      <text:h text:style-name="P4" text:outline-level="2">TEMA, Triple Exponential Moving Average</text:h>
      <text:list xml:id="list259683161" text:style-name="L8">
        <text:list-item>
          <text:p text:style-name="P17">Like EMA but some of lag get subtracted.</text:p>
        </text:list-item>
        <text:list-item>
          <text:p text:style-name="P17">Formula <draw:frame draw:style-name="fr1" draw:name="Object30" text:anchor-type="as-char" svg:y="-0.152in" svg:width="2.4138in" svg:height="0.2134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, where <draw:frame draw:style-name="fr1" draw:name="Object31" text:anchor-type="as-char" svg:y="-0.1484in" svg:width="0.9126in" svg:height="0.2098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, <draw:frame draw:style-name="fr1" draw:name="Object32" text:anchor-type="as-char" svg:y="-0.1484in" svg:width="1.5189in" svg:height="0.209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, <draw:frame draw:style-name="fr1" draw:name="Object33" text:anchor-type="as-char" svg:y="-0.1484in" svg:width="1.5201in" svg:height="0.2098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</text:list-item>
        <text:list-item>
          <text:p text:style-name="P17">Shorter look-back period means TEMA will follow closely the price and will highlight short-term trends and <text:span text:style-name="T3">vice versa.</text:span></text:p>
        </text:list-item>
        <text:list-item>
          <text:p text:style-name="P17"><text:span text:style-name="T5">TEMA reacts faster than MA or EMA because some lag has been subtracted.</text:span></text:p>
        </text:list-item>
        <text:list-item>
          <text:p text:style-name="P17"><text:span text:style-name="T5"/></text:p>
        </text:list-item>
      </text:list>
      <text:h text:style-name="Heading_20_2" text:outline-level="2">MACD, <text:span text:style-name="T1">Moving Average Convergence / Divergence</text:span></text:h>
      <text:list text:style-name="L3">
        <text:list-item>
          <text:p text:style-name="P10"><draw:frame draw:style-name="fr1" draw:name="Object6" text:anchor-type="as-char" svg:y="-0.1484in" svg:width="1.691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<draw:frame draw:style-name="fr1" draw:name="Object7" text:anchor-type="as-char" svg:y="-0.152in" svg:width="2.0091in" svg:height="0.2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9">Buy when MACD cross above MACD_SIGNAL &amp; sell when MACD cross below MACD_SIGNAL</text:p>
        </text:list-item>
        <text:list-item>
          <text:p text:style-name="P9">Wait for 3 or 4 days for conformation</text:p>
        </text:list-item>
        <text:list-item>
          <text:p text:style-name="P9">Should be used with trend-following indicator.</text:p>
        </text:list-item>
        <text:list-item>
          <text:p text:style-name="P9">More reliable when conforming prevailing trend.</text:p>
          <text:list>
            <text:list-item>
              <text:p text:style-name="P9"><text:soft-page-break/>Bullish if MACD crosses above signal line after a brief downside correction within longer-term uptrend</text:p>
            </text:list-item>
            <text:list-item>
              <text:p text:style-name="P9">Bearish if MACD crosses below signal line after a brief upside within a longer-term downtrend.</text:p>
            </text:list-item>
          </text:list>
        </text:list-item>
        <text:list-item>
          <text:p text:style-name="P11">Divergence happens when price is moving in the opposite direction of indicator.</text:p>
          <text:list>
            <text:list-item>
              <text:p text:style-name="P11">Bullish when MACD forms two rising lows &amp; price forms two falling lows in long-term beearish.</text:p>
            </text:list-item>
            <text:list-item>
              <text:p text:style-name="P11">Bearish when MACD forms two falling high &amp; price forms two rising high in long-term bullish.</text:p>
            </text:list-item>
          </text:list>
        </text:list-item>
      </text:list>
      <text:p text:style-name="Text_20_body"/>
      <text:h text:style-name="Heading_20_2" text:outline-level="2">RSI, <text:span text:style-name="T1">Relative Strength Index</text:span></text:h>
      <text:list text:style-name="L4">
        <text:list-item>
          <text:p text:style-name="P12">A momentum indicator that measure speed of security’s recent price changes.</text:p>
        </text:list-item>
        <text:list-item>
          <text:p text:style-name="P12">The range is between 0 and 100.</text:p>
        </text:list-item>
        <text:list-item>
          <text:p text:style-name="P12">Traditionally value below 30 indicates oversold and value above 70 indicates overbought.</text:p>
        </text:list-item>
        <text:list-item>
          <text:p text:style-name="P12">With standard period of 14 days. The initial value of RSI formula is <draw:frame draw:style-name="fr1" draw:name="Object8" text:anchor-type="as-char" svg:y="-0.2445in" svg:width="2.252in" svg:height="0.602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. Periods with price losses are counted as zero in the calculations of average gain and <text:span text:style-name="T3">vice versa.</text:span></text:p>
        </text:list-item>
        <text:list-item>
          <text:p text:style-name="P14">After 14 days, the RSI formula is <draw:frame draw:style-name="fr1" draw:name="Object9" text:anchor-type="as-char" svg:y="-0.2445in" svg:width="4.1in" svg:height="0.602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  <text:list-item>
          <text:p text:style-name="P14">During the downtrend, the RSI peaks near 50 rather than 70. During the uptrend, the RSI overbought is probably higher than 30.</text:p>
        </text:list-item>
        <text:list-item>
          <text:p text:style-name="P14">Modifying overbought and oversold during trading ranges is usually unnecessary.</text:p>
        </text:list-item>
        <text:list-item>
          <text:p text:style-name="P14">RSI is more reliable at trading ranges than trending market.</text:p>
        </text:list-item>
        <text:list-item>
          <text:p text:style-name="P14">During trend market <text:s/>RSI will fall in range.</text:p>
        </text:list-item>
        <text:list-item>
          <text:p text:style-name="P14">If RSI struggles to touch 70 in uptrend and then able to reach 30, the trend has weakened and could be reversing lower. <text:span text:style-name="T3">Vice versa</text:span></text:p>
        </text:list-item>
        <text:list-item>
          <text:p text:style-name="P14">Divergence occurs when price move in the opposite direction of indicator</text:p>
          <text:list>
            <text:list-item>
              <text:p text:style-name="P14">Bullish divergence occurs when RSI display oversold reading with increasing lows but price displays decreasing low.</text:p>
            </text:list-item>
            <text:list-item>
              <text:p text:style-name="P14">Bearish divergence occurs when RSI display overbought reading with decreasing highs but price displays increasing highs.</text:p>
            </text:list-item>
          </text:list>
        </text:list-item>
        <text:list-item>
          <text:p text:style-name="P14"><text:soft-page-break/>RSI Reversals</text:p>
          <text:list>
            <text:list-item>
              <text:p text:style-name="P14">Positive RSI Reversal for buy signal: RSI displays decreasing low but price displays increasing low.</text:p>
            </text:list-item>
            <text:list-item>
              <text:p text:style-name="P14">Negative RSI Reversal for sell signal: RSI displays increasing high but price displays decreasing high.</text:p>
            </text:list-item>
          </text:list>
        </text:list-item>
        <text:list-item>
          <text:p text:style-name="P14">RSI Swing Rejection</text:p>
          <text:list>
            <text:list-item>
              <text:p text:style-name="P14">Bullish swing:</text:p>
              <text:list>
                <text:list-item>
                  <text:p text:style-name="P14">RSI falls into oversold territory.</text:p>
                </text:list-item>
                <text:list-item>
                  <text:p text:style-name="P14">RSI crosses back above 30</text:p>
                </text:list-item>
                <text:list-item>
                  <text:p text:style-name="P14">RSI dip without crossing back to oversold territory.</text:p>
                </text:list-item>
                <text:list-item>
                  <text:p text:style-name="P14">RSI breaks its most recent high.</text:p>
                </text:list-item>
              </text:list>
            </text:list-item>
            <text:list-item>
              <text:p text:style-name="P14">Bearish swing:</text:p>
              <text:list>
                <text:list-item>
                  <text:p text:style-name="P14">RSI rises into overbought territory.</text:p>
                </text:list-item>
                <text:list-item>
                  <text:p text:style-name="P14">RSI crosses back below 70.</text:p>
                </text:list-item>
                <text:list-item>
                  <text:p text:style-name="P14">RSI peaks without crossing back into overbought territory.</text:p>
                </text:list-item>
                <text:list-item>
                  <text:p text:style-name="P14">RSI breaks its most recent low</text:p>
                </text:list-item>
              </text:list>
            </text:list-item>
          </text:list>
        </text:list-item>
      </text:list>
      <text:h text:style-name="P3" text:outline-level="2">ATR, Average True Range</text:h>
      <text:list text:style-name="L5">
        <text:list-item>
          <text:p text:style-name="P15">Indicator that measure market volatility</text:p>
        </text:list-item>
        <text:list-item>
          <text:p text:style-name="P15">ATR formula</text:p>
          <text:list>
            <text:list-item>
              <text:p text:style-name="P15"><draw:frame draw:style-name="fr1" draw:name="Object21" text:anchor-type="as-char" svg:y="-0.152in" svg:width="2.4382in" svg:height="0.2138in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<text:list>
                <text:list-item>
                  <text:p text:style-name="P15"><draw:frame draw:style-name="fr1" draw:name="Object22" text:anchor-type="as-char" svg:y="-0.1484in" svg:width="0.2008in" svg:height="0.1846in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text:s/>is True Range, <draw:frame draw:style-name="fr1" draw:name="Object23" text:anchor-type="as-char" svg:y="-0.1484in" svg:width="0.1465in" svg:height="0.1846in" draw:z-index="17"><draw:object xlink:href="./Object 23" xlink:type="simple" xlink:show="embed" xlink:actuate="onLoad"/><draw:image xlink:href="./ObjectReplacements/Object 23" xlink:type="simple" xlink:show="embed" xlink:actuate="onLoad"/><svg:desc>formula</svg:desc></draw:frame><text:s/>is today’s high, <draw:frame draw:style-name="fr1" draw:name="Object24" text:anchor-type="as-char" svg:y="-0.1484in" svg:width="0.1035in" svg:height="0.1846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text:s/>is today’s low, <draw:frame draw:style-name="fr1" draw:name="Object25" text:anchor-type="as-char" svg:y="-0.1484in" svg:width="0.1839in" svg:height="0.2098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text:s/>is yesterday’s closing price</text:p>
                </text:list-item>
              </text:list>
            </text:list-item>
            <text:list-item>
              <text:p text:style-name="P15">After calculating <draw:frame draw:style-name="fr1" draw:name="Object26" text:anchor-type="as-char" svg:y="-0.1484in" svg:width="0.2008in" svg:height="0.1846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text:s/>for each day in the first period, calculate the first <draw:frame draw:style-name="fr1" draw:name="Object27" text:anchor-type="as-char" svg:y="-0.5083in" svg:width="0.9362in" svg:height="0.6575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text:s/>. The <draw:frame draw:style-name="fr1" draw:name="Object29" text:anchor-type="as-char" svg:y="-0.1484in" svg:width="0.0874in" svg:height="0.1846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text:s/>is the period, usually 14 days.</text:p>
            </text:list-item>
            <text:list-item>
              <text:p text:style-name="P15">Then for the next days, <draw:frame draw:style-name="fr1" draw:name="Object28" text:anchor-type="as-char" svg:y="-0.2602in" svg:width="2.1709in" svg:height="0.4098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ext:list-item>
            <text:list-item>
              <text:p text:style-name="P15"/>
            </text:list-item>
          </text:list>
        </text:list-item>
      </text:list>
      <text:h text:style-name="Heading_20_2" text:outline-level="2">ADX, <text:span text:style-name="T1">Average Directional Index</text:span></text:h>
      <text:list text:style-name="L6">
        <text:list-item>
          <text:p text:style-name="P13">To measure strength of a trend.</text:p>
          <text:list>
            <text:list-item>
              <text:p text:style-name="P13"><text:soft-page-break/>Downtrend is shown as negative directional indicator -DI or <draw:frame draw:style-name="fr1" draw:name="Object17" text:anchor-type="as-char" svg:y="-0.1484in" svg:width="0.2535in" svg:height="0.2098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ext:list-item>
            <text:list-item>
              <text:p text:style-name="P13">Uptrend is shown as positive directional indicator +DI or <draw:frame draw:style-name="fr1" draw:name="Object18" text:anchor-type="as-char" svg:y="-0.1484in" svg:width="0.2638in" svg:height="0.2098in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ext:list-item>
          </text:list>
        </text:list-item>
        <text:list-item>
          <text:p text:style-name="P13">Trend has strength when ADX &gt; 25 and weak when ADX &lt; 20</text:p>
        </text:list-item>
        <text:list-item>
          <text:p text:style-name="P13">ADX formula:</text:p>
          <text:list>
            <text:list-item>
              <text:p text:style-name="P13"><draw:frame draw:style-name="fr1" draw:name="Object12" text:anchor-type="as-char" svg:y="-0.152in" svg:width="4.1244in" svg:height="0.2134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  <text:list-item>
              <text:p text:style-name="P13"><text:s/><draw:frame draw:style-name="fr1" draw:name="Object13" text:anchor-type="as-char" svg:y="-0.5083in" svg:width="3.4965in" svg:height="0.6772in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  <text:list-item>
              <text:p text:style-name="P13"><draw:frame draw:style-name="fr1" draw:name="Object10" text:anchor-type="as-char" svg:y="-0.2693in" svg:width="1.9799in" svg:height="0.418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 <draw:frame draw:style-name="fr1" draw:name="Object20" text:anchor-type="as-char" svg:y="-0.1484in" svg:width="0.3134in" svg:height="0.1846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text:s/>is Average True Range.</text:p>
            </text:list-item>
            <text:list-item>
              <text:p text:style-name="P13"><draw:frame draw:style-name="fr1" draw:name="Object14" text:anchor-type="as-char" svg:y="-0.1484in" svg:width="2.3902in" svg:height="0.20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  <text:list-item>
              <text:p text:style-name="P13"><draw:frame draw:style-name="fr1" draw:name="Object15" text:anchor-type="as-char" svg:y="-0.5083in" svg:width="3.4543in" svg:height="0.6772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  <text:list-item>
              <text:p text:style-name="P13"><draw:frame draw:style-name="fr1" draw:name="Object11" text:anchor-type="as-char" svg:y="-0.2693in" svg:width="1.9583in" svg:height="0.418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item>
            <text:list-item>
              <text:p text:style-name="P13"><draw:frame draw:style-name="fr1" draw:name="Object16" text:anchor-type="as-char" svg:y="-0.2701in" svg:width="1.6181in" svg:height="0.4457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ext:list-item>
            <text:list-item>
              <text:p text:style-name="P13"><draw:frame draw:style-name="fr1" draw:name="Object19" text:anchor-type="as-char" svg:y="-0.2445in" svg:width="2.6047in" svg:height="0.393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ext:list-item>
          </text:list>
        </text:list-item>
        <text:list-item>
          <text:p text:style-name="P13">-<text:span text:style-name="T4">DI and +DI are indicating trend direction while ADX is indicating trend strength.</text:span></text:p>
        </text:list-item>
        <text:list-item>
          <text:p text:style-name="P16">If +DI <text:s/>crosses above -DI and ADX is above 20 then long. If -DI crosses above +DI and ADX is above 20 then short.</text:p>
        </text:list-item>
        <text:list-item>
          <text:p text:style-name="P16">If long, exit when -DI crosses above the +DI</text:p>
        </text:list-item>
        <text:list-item>
          <text:p text:style-name="P16">When ADX below 20 then price is trend-less.</text:p>
        </text:list-item>
      </text:list>
      <text:h text:style-name="P5" text:outline-level="2">Bollinger Band</text:h>
      <text:list text:style-name="L9">
        <text:list-item>
          <text:p text:style-name="P18">Two standard deviations from 20 days SMA. Upper &amp; lower.</text:p>
        </text:list-item>
        <text:list-item>
          <text:p text:style-name="P18">Indicates oversold &amp; overbought.</text:p>
        </text:list-item>
        <text:list-item>
          <text:p text:style-name="P18">Formula</text:p>
          <text:list>
            <text:list-item>
              <text:p text:style-name="P18"><draw:frame draw:style-name="fr1" draw:name="Object34" text:anchor-type="as-char" svg:y="-0.2445in" svg:width="1.6339in" svg:height="0.3937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 <draw:frame draw:style-name="fr1" draw:name="Object36" text:anchor-type="as-char" svg:y="-0.1484in" svg:width="0.1984in" svg:height="0.1846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text:s/>is typical price.</text:p>
            </text:list-item>
            <text:list-item>
              <text:p text:style-name="P18"><text:soft-page-break/><draw:frame draw:style-name="fr1" draw:name="Object35" text:anchor-type="as-char" svg:y="-0.152in" svg:width="2.3346in" svg:height="0.2008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, <draw:frame draw:style-name="fr1" draw:name="Object37" text:anchor-type="as-char" svg:y="-0.1484in" svg:width="0.4598in" svg:height="0.1846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text:s/>is Upper Bollinger Band, <draw:frame draw:style-name="fr1" draw:name="Object38" text:anchor-type="as-char" svg:y="-0.1484in" svg:width="0.0874in" svg:height="0.1846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text:s/>is smoothing period(typically 20), <draw:frame draw:style-name="fr1" draw:name="Object39" text:anchor-type="as-char" svg:y="-0.1484in" svg:width="0.1244in" svg:height="0.1846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text:s/>is standard deviations ( typically 2)</text:p>
            </text:list-item>
            <text:list-item>
              <text:p text:style-name="P18"><draw:frame draw:style-name="fr1" draw:name="Object40" text:anchor-type="as-char" svg:y="-0.152in" svg:width="2.348in" svg:height="0.2008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, <draw:frame draw:style-name="fr1" draw:name="Object41" text:anchor-type="as-char" svg:y="-0.1484in" svg:width="0.448in" svg:height="0.1846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text:s/>is Lower Bollinger Band</text:p>
            </text:list-item>
            <text:list-item>
              <text:p text:style-name="P18">When bands come close together and “squeeze” the SMA, it indicates low volatility and sign of increasing volatility in the future. <text:span text:style-name="T3">Vice versa.</text:span></text:p>
            </text:list-item>
            <text:list-item>
              <text:p text:style-name="P18"><text:span text:style-name="T5">Combine with other uncorrelated indicators such as MACD and RSI</text:span><text:span text:style-name="T5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08:20:49.162104597</meta:creation-date>
    <dc:date>2023-04-23T20:28:32.190315943</dc:date>
    <meta:editing-duration>P1DT58M23S</meta:editing-duration>
    <meta:editing-cycles>7</meta:editing-cycles>
    <meta:generator>LibreOffice/7.5.2.2$Linux_X86_64 LibreOffice_project/50$Build-2</meta:generator>
    <meta:document-statistic meta:table-count="0" meta:image-count="0" meta:object-count="41" meta:page-count="5" meta:paragraph-count="90" meta:word-count="801" meta:character-count="4412" meta:non-whitespace-character-count="3746"/>
  </office:meta>
</office:document-meta>
</file>

<file path=Object 1/content.xml><?xml version="1.0" encoding="utf-8"?>
<math xmlns="http://www.w3.org/1998/Math/MathML" display="block">
  <semantics>
    <mrow>
      <mi mathvariant="italic">SMA</mi>
      <mo stretchy="false">=</mo>
      <mfrac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>A</mi>
            <mi>n</mi>
          </msub>
        </mrow>
        <mi>N</mi>
      </mfrac>
    </mrow>
    <annotation encoding="StarMath 5.0">SMA = sum from{n=1} to{N} A_n over N</annotation>
  </semantics>
</math>
</file>

<file path=Object 10/content.xml><?xml version="1.0" encoding="utf-8"?>
<math xmlns="http://www.w3.org/1998/Math/MathML" display="block">
  <semantics>
    <mrow>
      <msub>
        <mi mathvariant="italic">DI</mi>
        <mi>p</mi>
      </msub>
      <mo stretchy="false">=</mo>
      <mrow>
        <mrow>
          <mo fence="true" form="prefix" stretchy="false">(</mo>
          <mrow>
            <mfrac>
              <mrow>
                <mi mathvariant="italic">Smoothed</mi>
                <msub>
                  <mi mathvariant="italic">DM</mi>
                  <mi>p</mi>
                </msub>
              </mrow>
              <mi mathvariant="italic">ATR</mi>
            </mfrac>
          </mrow>
          <mo fence="true" form="postfix" stretchy="false">)</mo>
        </mrow>
        <mo stretchy="false">×</mo>
        <mn>100</mn>
      </mrow>
    </mrow>
    <annotation encoding="StarMath 5.0">DI_p=( {Smoothed DM_p} over ATR ) times 100</annotation>
  </semantics>
</math>
</file>

<file path=Object 11/content.xml><?xml version="1.0" encoding="utf-8"?>
<math xmlns="http://www.w3.org/1998/Math/MathML" display="block">
  <semantics>
    <mrow>
      <msub>
        <mi mathvariant="italic">DI</mi>
        <mi>n</mi>
      </msub>
      <mo stretchy="false">=</mo>
      <mrow>
        <mrow>
          <mo fence="true" form="prefix" stretchy="false">(</mo>
          <mrow>
            <mfrac>
              <mrow>
                <mi mathvariant="italic">Smoothed</mi>
                <msub>
                  <mi mathvariant="italic">DM</mi>
                  <mi>n</mi>
                </msub>
              </mrow>
              <mi mathvariant="italic">ATR</mi>
            </mfrac>
          </mrow>
          <mo fence="true" form="postfix" stretchy="false">)</mo>
        </mrow>
        <mo stretchy="false">×</mo>
        <mn>100</mn>
      </mrow>
    </mrow>
    <annotation encoding="StarMath 5.0">DI_n=( {Smoothed DM_n} over ATR ) times 100</annotation>
  </semantics>
</math>
</file>

<file path=Object 12/content.xml><?xml version="1.0" encoding="utf-8"?>
<math xmlns="http://www.w3.org/1998/Math/MathML" display="block">
  <semantics>
    <mrow>
      <msub>
        <mi mathvariant="italic">DM</mi>
        <mi>p</mi>
      </msub>
      <mrow>
        <mrow>
          <mo fence="true" form="prefix" stretchy="false">(</mo>
          <mrow>
            <mrow>
              <mi mathvariant="italic">Directional</mi>
              <mi mathvariant="italic">Movement</mi>
            </mrow>
          </mrow>
          <mo fence="true" form="postfix" stretchy="false">)</mo>
        </mrow>
        <mo stretchy="false">=</mo>
        <mi mathvariant="italic">Current</mi>
      </mrow>
      <mrow>
        <mi mathvariant="italic">High</mi>
        <mo stretchy="false">−</mo>
        <mi mathvariant="italic">Previous</mi>
      </mrow>
      <mi mathvariant="italic">High</mi>
    </mrow>
    <annotation encoding="StarMath 5.0">DM_p ( Directional Movement ) = Current High - Previous High</annotation>
  </semantics>
</math>
</file>

<file path=Object 13/content.xml><?xml version="1.0" encoding="utf-8"?>
<math xmlns="http://www.w3.org/1998/Math/MathML" display="block">
  <semantics>
    <mrow>
      <mi mathvariant="italic">Smoothed</mi>
      <mrow>
        <msub>
          <mi mathvariant="italic">DM</mi>
          <mi>p</mi>
        </msub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n>14</mn>
            </munderover>
            <msub>
              <mi mathvariant="italic">DM</mi>
              <mi>p</mi>
            </msub>
          </mrow>
          <mo stretchy="false">−</mo>
          <mfrac>
            <mrow>
              <munderover>
                <mo stretchy="false">∑</mo>
                <mrow>
                  <mi>t</mi>
                  <mo stretchy="false">=</mo>
                  <mn>1</mn>
                </mrow>
                <mn>14</mn>
              </munderover>
              <msub>
                <mi mathvariant="italic">DM</mi>
                <mi>p</mi>
              </msub>
            </mrow>
            <mn>14</mn>
          </mfrac>
          <mo stretchy="false">+</mo>
          <mi mathvariant="italic">Current</mi>
        </mrow>
      </mrow>
      <msub>
        <mi mathvariant="italic">DM</mi>
        <mi>p</mi>
      </msub>
    </mrow>
    <annotation encoding="StarMath 5.0">Smoothed DM_p = sum from{t=1} to{14} {DM_p} -  sum from{t=1} to{14} {DM_p} over 14 + Current DM_p</annotation>
  </semantics>
</math>
</file>

<file path=Object 14/content.xml><?xml version="1.0" encoding="utf-8"?>
<math xmlns="http://www.w3.org/1998/Math/MathML" display="block">
  <semantics>
    <mrow>
      <mrow>
        <msub>
          <mi mathvariant="italic">DM</mi>
          <mi>n</mi>
        </msub>
        <mo stretchy="false">=</mo>
        <mi mathvariant="italic">Previous</mi>
      </mrow>
      <mrow>
        <mi mathvariant="italic">Low</mi>
        <mo stretchy="false">−</mo>
        <mi mathvariant="italic">Current</mi>
      </mrow>
      <mi mathvariant="italic">Low</mi>
    </mrow>
    <annotation encoding="StarMath 5.0">DM_n = Previous Low - Current Low</annotation>
  </semantics>
</math>
</file>

<file path=Object 15/content.xml><?xml version="1.0" encoding="utf-8"?>
<math xmlns="http://www.w3.org/1998/Math/MathML" display="block">
  <semantics>
    <mrow>
      <mi mathvariant="italic">Smoothed</mi>
      <mrow>
        <msub>
          <mi mathvariant="italic">DM</mi>
          <mi>n</mi>
        </msub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n>14</mn>
            </munderover>
            <msub>
              <mi mathvariant="italic">DM</mi>
              <mi>n</mi>
            </msub>
          </mrow>
          <mo stretchy="false">−</mo>
          <mfrac>
            <mrow>
              <munderover>
                <mo stretchy="false">∑</mo>
                <mrow>
                  <mi>t</mi>
                  <mo stretchy="false">=</mo>
                  <mn>1</mn>
                </mrow>
                <mn>14</mn>
              </munderover>
              <msub>
                <mi mathvariant="italic">DM</mi>
                <mi>n</mi>
              </msub>
            </mrow>
            <mn>14</mn>
          </mfrac>
          <mo stretchy="false">+</mo>
          <mi mathvariant="italic">Current</mi>
        </mrow>
      </mrow>
      <msub>
        <mi mathvariant="italic">DM</mi>
        <mi>n</mi>
      </msub>
    </mrow>
    <annotation encoding="StarMath 5.0">Smoothed DM_n = sum from{t=1} to{14} {DM_n} -  sum from{t=1} to{14} {DM_n} over 14 + Current DM_n</annotation>
  </semantics>
</math>
</file>

<file path=Object 16/content.xml><?xml version="1.0" encoding="utf-8"?>
<math xmlns="http://www.w3.org/1998/Math/MathML" display="block">
  <semantics>
    <mrow>
      <mrow>
        <mi mathvariant="italic">DX</mi>
        <mo stretchy="false">=</mo>
        <mrow>
          <mo fence="true" form="prefix" stretchy="false">(</mo>
          <mrow>
            <mfrac>
              <mrow>
                <mo fence="true" form="prefix" stretchy="true">|</mo>
                <mrow>
                  <mrow>
                    <msub>
                      <mi mathvariant="italic">DI</mi>
                      <mi>p</mi>
                    </msub>
                    <mo stretchy="false">−</mo>
                    <msub>
                      <mi mathvariant="italic">DI</mi>
                      <mi>n</mi>
                    </msub>
                  </mrow>
                </mrow>
                <mo fence="true" form="postfix" stretchy="true">|</mo>
              </mrow>
              <mrow>
                <mo fence="true" form="prefix" stretchy="true">|</mo>
                <mrow>
                  <mrow>
                    <msub>
                      <mi mathvariant="italic">DI</mi>
                      <mi>p</mi>
                    </msub>
                    <mo stretchy="false">+</mo>
                    <msub>
                      <mi mathvariant="italic">DI</mi>
                      <mi>n</mi>
                    </msub>
                  </mrow>
                </mrow>
                <mo fence="true" form="postfix" stretchy="true">|</mo>
              </mrow>
            </mfrac>
          </mrow>
          <mo fence="true" form="postfix" stretchy="false">)</mo>
        </mrow>
      </mrow>
      <mi>x</mi>
      <mn>100</mn>
    </mrow>
    <annotation encoding="StarMath 5.0">DX = ( abs{DI_p-DI_n} over abs{DI_p+DI_n}) x 100</annotation>
  </semantics>
</math>
</file>

<file path=Object 17/content.xml><?xml version="1.0" encoding="utf-8"?>
<math xmlns="http://www.w3.org/1998/Math/MathML" display="block">
  <semantics>
    <msub>
      <mi mathvariant="italic">DI</mi>
      <mi>n</mi>
    </msub>
    <annotation encoding="StarMath 5.0">DI_n</annotation>
  </semantics>
</math>
</file>

<file path=Object 18/content.xml><?xml version="1.0" encoding="utf-8"?>
<math xmlns="http://www.w3.org/1998/Math/MathML" display="block">
  <semantics>
    <msub>
      <mi mathvariant="italic">DI</mi>
      <mi>p</mi>
    </msub>
    <annotation encoding="StarMath 5.0">DI_p</annotation>
  </semantics>
</math>
</file>

<file path=Object 19/content.xml><?xml version="1.0" encoding="utf-8"?>
<math xmlns="http://www.w3.org/1998/Math/MathML" display="block">
  <semantics>
    <mrow>
      <mi mathvariant="italic">ADX</mi>
      <mo stretchy="false">=</mo>
      <mfrac>
        <mrow>
          <mi mathvariant="italic">Prior</mi>
          <mrow>
            <mrow>
              <mi mathvariant="italic">ADX</mi>
              <mo stretchy="false">×</mo>
              <mn>13</mn>
            </mrow>
            <mo stretchy="false">+</mo>
            <mi mathvariant="italic">Current</mi>
          </mrow>
          <mi mathvariant="italic">ADX</mi>
        </mrow>
        <mn>14</mn>
      </mfrac>
    </mrow>
    <annotation encoding="StarMath 5.0">ADX = {Prior ADX times 13 + Current ADX} over 14</annotation>
  </semantics>
</math>
</file>

<file path=Object 2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20/content.xml><?xml version="1.0" encoding="utf-8"?>
<math xmlns="http://www.w3.org/1998/Math/MathML" display="block">
  <semantics>
    <mi mathvariant="italic">ATR</mi>
    <annotation encoding="StarMath 5.0">ATR</annotation>
  </semantics>
</math>
</file>

<file path=Object 21/content.xml><?xml version="1.0" encoding="utf-8"?>
<math xmlns="http://www.w3.org/1998/Math/MathML" display="block">
  <semantics>
    <mrow>
      <mrow>
        <mi mathvariant="italic">TR</mi>
        <mo stretchy="false">=</mo>
        <mi mathvariant="italic">Max</mi>
      </mrow>
      <mrow>
        <mo fence="true" form="prefix" stretchy="false">[</mo>
        <mrow>
          <mrow>
            <mrow>
              <mo fence="true" form="prefix" stretchy="false">(</mo>
              <mrow>
                <mrow>
                  <mi>H</mi>
                  <mo stretchy="false">−</mo>
                  <mi>L</mi>
                </mrow>
              </mrow>
              <mo fence="true" form="postfix" stretchy="false">)</mo>
            </mrow>
            <mi>,</mi>
            <mrow>
              <mo fence="true" form="prefix" stretchy="true">|</mo>
              <mrow>
                <mrow>
                  <mi>H</mi>
                  <mo stretchy="false">−</mo>
                  <msub>
                    <mi>C</mi>
                    <mi>p</mi>
                  </msub>
                </mrow>
              </mrow>
              <mo fence="true" form="postfix" stretchy="true">|</mo>
            </mrow>
            <mi>,</mi>
            <mrow>
              <mo fence="true" form="prefix" stretchy="true">|</mo>
              <mrow>
                <mrow>
                  <mi>L</mi>
                  <mo stretchy="false">−</mo>
                  <msub>
                    <mi>C</mi>
                    <mi>p</mi>
                  </msub>
                </mrow>
              </mrow>
              <mo fence="true" form="postfix" stretchy="true">|</mo>
            </mrow>
          </mrow>
        </mrow>
        <mo fence="true" form="postfix" stretchy="false">]</mo>
      </mrow>
    </mrow>
    <annotation encoding="StarMath 5.0">TR = Max[ (H-L), abs{H-C_p}, abs{L-C_p} ]</annotation>
  </semantics>
</math>
</file>

<file path=Object 22/content.xml><?xml version="1.0" encoding="utf-8"?>
<math xmlns="http://www.w3.org/1998/Math/MathML" display="block">
  <semantics>
    <mi mathvariant="italic">TR</mi>
    <annotation encoding="StarMath 5.0">TR</annotation>
  </semantics>
</math>
</file>

<file path=Object 23/content.xml><?xml version="1.0" encoding="utf-8"?>
<math xmlns="http://www.w3.org/1998/Math/MathML" display="block">
  <semantics>
    <mi>H</mi>
    <annotation encoding="StarMath 5.0">H</annotation>
  </semantics>
</math>
</file>

<file path=Object 24/content.xml><?xml version="1.0" encoding="utf-8"?>
<math xmlns="http://www.w3.org/1998/Math/MathML" display="block">
  <semantics>
    <mi>L</mi>
    <annotation encoding="StarMath 5.0">L</annotation>
  </semantics>
</math>
</file>

<file path=Object 25/content.xml><?xml version="1.0" encoding="utf-8"?>
<math xmlns="http://www.w3.org/1998/Math/MathML" display="block">
  <semantics>
    <msub>
      <mi>C</mi>
      <mi>p</mi>
    </msub>
    <annotation encoding="StarMath 5.0">C_p</annotation>
  </semantics>
</math>
</file>

<file path=Object 26/content.xml><?xml version="1.0" encoding="utf-8"?>
<math xmlns="http://www.w3.org/1998/Math/MathML" display="block">
  <semantics>
    <mi mathvariant="italic">TR</mi>
    <annotation encoding="StarMath 5.0">TR</annotation>
  </semantics>
</math>
</file>

<file path=Object 27/content.xml><?xml version="1.0" encoding="utf-8"?>
<math xmlns="http://www.w3.org/1998/Math/MathML" display="block">
  <semantics>
    <mrow>
      <mi mathvariant="italic">ATR</mi>
      <mo stretchy="false">=</mo>
      <mfrac>
        <mrow>
          <munderover>
            <mo stretchy="false">∑</mo>
            <mi>i</mi>
            <mi>n</mi>
          </munderover>
          <msub>
            <mi mathvariant="italic">TR</mi>
            <mi>i</mi>
          </msub>
        </mrow>
        <mi>n</mi>
      </mfrac>
    </mrow>
    <annotation encoding="StarMath 5.0">ATR = sum from{i} to{n} TR_i over n </annotation>
  </semantics>
</math>
</file>

<file path=Object 28/content.xml><?xml version="1.0" encoding="utf-8"?>
<math xmlns="http://www.w3.org/1998/Math/MathML" display="block">
  <semantics>
    <mrow>
      <mi mathvariant="italic">ATR</mi>
      <mo stretchy="false">=</mo>
      <mfrac>
        <mrow>
          <mi mathvariant="italic">Previous</mi>
          <mi mathvariant="italic">ATR</mi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+</mo>
            <mi mathvariant="italic">TR</mi>
          </mrow>
        </mrow>
        <mi>n</mi>
      </mfrac>
    </mrow>
    <annotation encoding="StarMath 5.0">ATR = {Previous ATR( n-1 ) + TR} over n</annotation>
  </semantics>
</math>
</file>

<file path=Object 29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row>
      <mi mathvariant="italic">TEMA</mi>
      <mo stretchy="false">=</mo>
      <mrow>
        <mrow>
          <mn>3</mn>
          <mo stretchy="false">×</mo>
          <mrow>
            <mo fence="true" form="prefix" stretchy="false">(</mo>
            <mrow>
              <mrow>
                <msub>
                  <mi mathvariant="italic">EMA</mi>
                  <mn>1</mn>
                </msub>
                <mo stretchy="false">−</mo>
                <msub>
                  <mi mathvariant="italic">EMA</mi>
                  <mn>2</mn>
                </msub>
              </mrow>
            </mrow>
            <mo fence="true" form="postfix" stretchy="false">)</mo>
          </mrow>
        </mrow>
        <mo stretchy="false">+</mo>
        <msub>
          <mi mathvariant="italic">EMA</mi>
          <mn>3</mn>
        </msub>
      </mrow>
    </mrow>
    <annotation encoding="StarMath 5.0">TEMA = 3 times ( EMA_1-EMA_2 ) + EMA_3</annotation>
  </semantics>
</math>
</file>

<file path=Object 31/content.xml><?xml version="1.0" encoding="utf-8"?>
<math xmlns="http://www.w3.org/1998/Math/MathML" display="block">
  <semantics>
    <mrow>
      <msub>
        <mi mathvariant="italic">EMA</mi>
        <mn>1</mn>
      </msub>
      <mo stretchy="false">=</mo>
      <mi mathvariant="italic">EMA</mi>
    </mrow>
    <annotation encoding="StarMath 5.0">EMA_1 = EMA</annotation>
  </semantics>
</math>
</file>

<file path=Object 32/content.xml><?xml version="1.0" encoding="utf-8"?>
<math xmlns="http://www.w3.org/1998/Math/MathML" display="block">
  <semantics>
    <mrow>
      <mrow>
        <msub>
          <mi mathvariant="italic">EMA</mi>
          <mn>2</mn>
        </msub>
        <mo stretchy="false">=</mo>
        <mi mathvariant="italic">EMA</mi>
      </mrow>
      <mi mathvariant="italic">of</mi>
      <msub>
        <mi mathvariant="italic">EMA</mi>
        <mn>1</mn>
      </msub>
    </mrow>
    <annotation encoding="StarMath 5.0">EMA_2 = EMA of EMA_1</annotation>
  </semantics>
</math>
</file>

<file path=Object 33/content.xml><?xml version="1.0" encoding="utf-8"?>
<math xmlns="http://www.w3.org/1998/Math/MathML" display="block">
  <semantics>
    <mrow>
      <mrow>
        <msub>
          <mi mathvariant="italic">EMA</mi>
          <mn>3</mn>
        </msub>
        <mo stretchy="false">=</mo>
        <mi mathvariant="italic">EMA</mi>
      </mrow>
      <mi mathvariant="italic">of</mi>
      <msub>
        <mi mathvariant="italic">EMA</mi>
        <mn>2</mn>
      </msub>
    </mrow>
    <annotation encoding="StarMath 5.0">EMA_3 = EMA of EMA_2</annotation>
  </semantics>
</math>
</file>

<file path=Object 34/content.xml><?xml version="1.0" encoding="utf-8"?>
<math xmlns="http://www.w3.org/1998/Math/MathML" display="block">
  <semantics>
    <mrow>
      <mi mathvariant="italic">TP</mi>
      <mo stretchy="false">=</mo>
      <mfrac>
        <mrow>
          <mi mathvariant="italic">High</mi>
          <mo stretchy="false">+</mo>
          <mi mathvariant="italic">Low</mi>
          <mo stretchy="false">+</mo>
          <mi mathvariant="italic">Close</mi>
        </mrow>
        <mn>3</mn>
      </mfrac>
    </mrow>
    <annotation encoding="StarMath 5.0">TP = { High + Low + Close } over 3</annotation>
  </semantics>
</math>
</file>

<file path=Object 35/content.xml><?xml version="1.0" encoding="utf-8"?>
<math xmlns="http://www.w3.org/1998/Math/MathML" display="block">
  <semantics>
    <mrow>
      <mrow>
        <mi mathvariant="italic">BOLU</mi>
        <mo stretchy="false">=</mo>
        <mi mathvariant="italic">MA</mi>
      </mrow>
      <mrow>
        <mrow>
          <mo fence="true" form="prefix" stretchy="false">(</mo>
          <mrow>
            <mrow>
              <mi mathvariant="italic">TP</mi>
              <mi>,</mi>
              <mi>n</mi>
            </mrow>
          </mrow>
          <mo fence="true" form="postfix" stretchy="false">)</mo>
        </mrow>
        <mo stretchy="false">+</mo>
        <mrow>
          <mi>m</mi>
          <mo stretchy="false">×</mo>
          <mi>σ</mi>
        </mrow>
      </mrow>
      <mrow>
        <mo fence="true" form="prefix" stretchy="false">[</mo>
        <mrow>
          <mrow>
            <mi mathvariant="italic">TP</mi>
            <mi>,</mi>
            <mi>n</mi>
          </mrow>
        </mrow>
        <mo fence="true" form="postfix" stretchy="false">]</mo>
      </mrow>
    </mrow>
    <annotation encoding="StarMath 5.0">BOLU = MA( TP,n) + m times %sigma[ TP,n]</annotation>
  </semantics>
</math>
</file>

<file path=Object 36/content.xml><?xml version="1.0" encoding="utf-8"?>
<math xmlns="http://www.w3.org/1998/Math/MathML" display="block">
  <semantics>
    <mi mathvariant="italic">TP</mi>
    <annotation encoding="StarMath 5.0">TP</annotation>
  </semantics>
</math>
</file>

<file path=Object 37/content.xml><?xml version="1.0" encoding="utf-8"?>
<math xmlns="http://www.w3.org/1998/Math/MathML" display="block">
  <semantics>
    <mi mathvariant="italic">BOLU</mi>
    <annotation encoding="StarMath 5.0">BOLU</annotation>
  </semantics>
</math>
</file>

<file path=Object 38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row>
      <msub>
        <mi mathvariant="italic">EMA</mi>
        <mi mathvariant="italic">today</mi>
      </msub>
      <mo stretchy="false">=</mo>
      <mrow>
        <mrow>
          <mo fence="true" form="prefix" stretchy="false">(</mo>
          <mrow>
            <mrow>
              <msub>
                <mi mathvariant="italic">Value</mi>
                <mi mathvariant="italic">today</mi>
              </msub>
              <mo stretchy="false">∗</mo>
              <mfrac>
                <mi mathvariant="italic">Smoothing</mi>
                <mrow>
                  <mn>1</mn>
                  <mo stretchy="false">+</mo>
                  <mi mathvariant="italic">Days</mi>
                </mrow>
              </mfrac>
            </mrow>
          </mrow>
          <mo fence="true" form="postfix" stretchy="false">)</mo>
        </mrow>
        <mo stretchy="false">+</mo>
        <mrow>
          <msub>
            <mi mathvariant="italic">EMA</mi>
            <mi mathvariant="italic">Yesterday</mi>
          </msub>
          <mo stretchy="false">∗</mo>
          <mrow>
            <mo fence="true" form="prefix" stretchy="false">(</mo>
            <mrow>
              <mrow>
                <mn>1</mn>
                <mo stretchy="false">−</mo>
                <mfrac>
                  <mi mathvariant="italic">Smoothing</mi>
                  <mrow>
                    <mn>1</mn>
                    <mo stretchy="false">+</mo>
                    <mi mathvariant="italic">Days</mi>
                  </mrow>
                </mfrac>
              </mrow>
            </mrow>
            <mo fence="true" form="postfix" stretchy="false">)</mo>
          </mrow>
        </mrow>
      </mrow>
    </mrow>
    <annotation encoding="StarMath 5.0">EMA_today=(Value_today*{Smoothing over {1+Days}}  )+EMA_Yesterday*( 1-Smoothing over {1+Days} )</annotation>
  </semantics>
</math>
</file>

<file path=Object 40/content.xml><?xml version="1.0" encoding="utf-8"?>
<math xmlns="http://www.w3.org/1998/Math/MathML" display="block">
  <semantics>
    <mrow>
      <mrow>
        <mstyle mathvariant="italic">
          <mtext>BOLD</mtext>
        </mstyle>
        <mo stretchy="false">=</mo>
        <mi mathvariant="italic">MA</mi>
      </mrow>
      <mrow>
        <mrow>
          <mo fence="true" form="prefix" stretchy="false">(</mo>
          <mrow>
            <mrow>
              <mi mathvariant="italic">TP</mi>
              <mi>,</mi>
              <mi>n</mi>
            </mrow>
          </mrow>
          <mo fence="true" form="postfix" stretchy="false">)</mo>
        </mrow>
        <mo stretchy="false">−</mo>
        <mrow>
          <mi>m</mi>
          <mo stretchy="false">×</mo>
          <mi>σ</mi>
        </mrow>
      </mrow>
      <mrow>
        <mo fence="true" form="prefix" stretchy="false">[</mo>
        <mrow>
          <mrow>
            <mi mathvariant="italic">TP</mi>
            <mi>,</mi>
            <mi>n</mi>
          </mrow>
        </mrow>
        <mo fence="true" form="postfix" stretchy="false">]</mo>
      </mrow>
    </mrow>
    <annotation encoding="StarMath 5.0">ital {"BOLD"} = MA( TP,n) - m times %sigma[ TP,n]</annotation>
  </semantics>
</math>
</file>

<file path=Object 41/content.xml><?xml version="1.0" encoding="utf-8"?>
<math xmlns="http://www.w3.org/1998/Math/MathML" display="block">
  <semantics>
    <mstyle mathvariant="italic">
      <mtext>BOLD</mtext>
    </mstyle>
    <annotation encoding="StarMath 5.0">ital {"BOLD"}</annotation>
  </semantics>
</math>
</file>

<file path=Object 5/content.xml><?xml version="1.0" encoding="utf-8"?>
<math xmlns="http://www.w3.org/1998/Math/MathML" display="block">
  <semantics>
    <mrow>
      <mi mathvariant="italic">Smoothing</mi>
      <mo stretchy="false">=</mo>
      <mn>2</mn>
    </mrow>
    <annotation encoding="StarMath 5.0">Smoothing=2</annotation>
  </semantics>
</math>
</file>

<file path=Object 6/content.xml><?xml version="1.0" encoding="utf-8"?>
<math xmlns="http://www.w3.org/1998/Math/MathML" display="block">
  <semantics>
    <mrow>
      <mi mathvariant="italic">MACD</mi>
      <mo stretchy="false">=</mo>
      <mrow>
        <msub>
          <mi mathvariant="italic">EMA</mi>
          <mn>12</mn>
        </msub>
        <mo stretchy="false">−</mo>
        <msub>
          <mi mathvariant="italic">EMA</mi>
          <mn>26</mn>
        </msub>
      </mrow>
    </mrow>
    <annotation encoding="StarMath 5.0">MACD = EMA_12 - EMA_26</annotation>
  </semantics>
</math>
</file>

<file path=Object 7/content.xml><?xml version="1.0" encoding="utf-8"?>
<math xmlns="http://www.w3.org/1998/Math/MathML" display="block">
  <semantics>
    <mrow>
      <mrow>
        <msub>
          <mi mathvariant="italic">MACD</mi>
          <mi mathvariant="italic">SIGNAL</mi>
        </msub>
        <mo stretchy="false">=</mo>
        <msub>
          <mi mathvariant="italic">EMA</mi>
          <mn>9</mn>
        </msub>
      </mrow>
      <mrow>
        <mo fence="true" form="prefix" stretchy="false">(</mo>
        <mrow>
          <mi mathvariant="italic">MACD</mi>
        </mrow>
        <mo fence="true" form="postfix" stretchy="false">)</mo>
      </mrow>
    </mrow>
    <annotation encoding="StarMath 5.0">MACD_SIGNAL = EMA_9( MACD )</annotation>
  </semantics>
</math>
</file>

<file path=Object 8/content.xml><?xml version="1.0" encoding="utf-8"?>
<math xmlns="http://www.w3.org/1998/Math/MathML" display="block">
  <semantics>
    <mrow>
      <msub>
        <mi mathvariant="italic">RSI</mi>
        <mrow>
          <mi mathvariant="italic">step</mi>
          <mi mathvariant="italic">one</mi>
        </mrow>
      </msub>
      <mo stretchy="false">=</mo>
      <mrow>
        <mn>100</mn>
        <mo stretchy="false">−</mo>
        <mfrac>
          <mn>100</mn>
          <mrow>
            <mn>1</mn>
            <mo stretchy="false">+</mo>
            <mfrac>
              <mrow>
                <mi mathvariant="italic">average</mi>
                <mi mathvariant="italic">gain</mi>
              </mrow>
              <mrow>
                <mi mathvariant="italic">average</mi>
                <mi mathvariant="italic">loss</mi>
              </mrow>
            </mfrac>
          </mrow>
        </mfrac>
      </mrow>
    </mrow>
    <annotation encoding="StarMath 5.0">RSI_{step one} = 100 - 100 over {1+{average gain} over {average loss} }</annotation>
  </semantics>
</math>
</file>

<file path=Object 9/content.xml><?xml version="1.0" encoding="utf-8"?>
<math xmlns="http://www.w3.org/1998/Math/MathML" display="block">
  <semantics>
    <mrow>
      <msub>
        <mi mathvariant="italic">RSI</mi>
        <mrow>
          <mi mathvariant="italic">step</mi>
          <mi mathvariant="italic">two</mi>
        </mrow>
      </msub>
      <mo stretchy="false">=</mo>
      <mrow>
        <mn>100</mn>
        <mo stretchy="false">−</mo>
        <mfrac>
          <mn>100</mn>
          <mrow>
            <mn>1</mn>
            <mo stretchy="false">+</mo>
            <mfrac>
              <mrow>
                <mi mathvariant="italic">previous</mi>
                <mi mathvariant="italic">average</mi>
                <mrow>
                  <mrow>
                    <mi mathvariant="italic">gain</mi>
                    <mo stretchy="false">×</mo>
                    <mn>13</mn>
                  </mrow>
                  <mo stretchy="false">+</mo>
                  <mi mathvariant="italic">current</mi>
                </mrow>
                <mi mathvariant="italic">gain</mi>
              </mrow>
              <mrow>
                <mi mathvariant="italic">previous</mi>
                <mi mathvariant="italic">average</mi>
                <mrow>
                  <mrow>
                    <mi mathvariant="italic">loss</mi>
                    <mo stretchy="false">×</mo>
                    <mn>13</mn>
                  </mrow>
                  <mo stretchy="false">+</mo>
                  <mi mathvariant="italic">current</mi>
                </mrow>
                <mi mathvariant="italic">loss</mi>
              </mrow>
            </mfrac>
          </mrow>
        </mfrac>
      </mrow>
    </mrow>
    <annotation encoding="StarMath 5.0">RSI_{step two} = 100 - 100 over {1+{previous average gain times 13 + current gain} over {previous average loss times 13+current loss}}</annotation>
  </semantics>
</math>
</file>